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346in solid #000000" fo:border-right="0.0346in solid #000000" fo:border-top="0.0346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/>
      <style:paragraph-properties fo:text-align="center" fo:margin-left="0in"/>
      <style:text-properties fo:color="#ff0000"/>
    </style:style>
    <style:style style:name="ce3" style:family="table-cell" style:parent-style-name="Default" style:data-style-name="N100">
      <style:table-cell-properties fo:border-bottom="0.0346in solid #000000" style:text-align-source="fix" style:repeat-content="false" fo:border-left="0.0346in solid #000000" fo:border-right="0.0346in solid #000000" fo:border-top="none"/>
      <style:paragraph-properties fo:text-align="center" fo:margin-left="0in"/>
    </style:style>
    <style:style style:name="ce4" style:family="table-cell" style:parent-style-name="Default" style:data-style-name="N100">
      <style:table-cell-properties fo:border-bottom="0.0346in solid #000000" fo:background-color="#66ffff" style:text-align-source="fix" style:repeat-content="false" fo:border-left="0.0346in solid #000000" fo:border-right="0.0346in solid #000000" fo:border-top="none"/>
      <style:paragraph-properties fo:text-align="center" fo:margin-left="0in"/>
    </style:style>
    <style:style style:name="ce5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66ffff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2" table:number-columns-repeated="4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Mekki Sh.</text:p>
          </table:table-cell>
          <table:table-cell table:style-name="ce1" office:value-type="string">
            <text:p>Rose St.</text:p>
          </table:table-cell>
          <table:table-cell table:style-name="ce1" table:number-columns-repeated="2"/>
          <table:table-cell/>
          <table:table-cell table:style-name="ce7" office:value-type="string" table:number-columns-spanned="5" table:number-rows-spanned="1">
            <text:p>Bow</text:p>
          </table:table-cell>
          <table:covered-table-cell table:number-columns-repeated="4" table:style-name="ce7"/>
        </table:table-row>
        <table:table-row table:style-name="ro1">
          <table:table-cell table:style-name="ce2" office:value-type="string">
            <text:p>Main</text:p>
          </table:table-cell>
          <table:table-cell table:style-name="ce2" office:value-type="string">
            <text:p>Sub</text:p>
          </table:table-cell>
          <table:table-cell table:style-name="ce2" office:value-type="string">
            <text:p>Ranged</text:p>
          </table:table-cell>
          <table:table-cell table:style-name="ce2" office:value-type="string">
            <text:p>Ammo</text:p>
          </table:table-cell>
          <table:table-cell/>
          <table:table-cell table:style-name="ce7" office:value-type="string">
            <text:p>sTP(gear)</text:p>
          </table:table-cell>
          <table:table-cell table:style-name="ce7" office:value-type="string">
            <text:p>TP Proc</text:p>
          </table:table-cell>
          <table:table-cell table:style-name="ce7" office:value-type="string">
            <text:p>TP</text:p>
          </table:table-cell>
          <table:table-cell table:style-name="ce7" office:value-type="string">
            <text:p>WS Proc</text:p>
          </table:table-cell>
          <table:table-cell table:style-name="ce7" office:value-type="string">
            <text:p>WS</text:p>
          </table:table-cell>
        </table:table-row>
        <table:table-row table:style-name="ro1">
          <table:table-cell table:style-name="ce3" office:value-type="string">
            <text:p>+5</text:p>
          </table:table-cell>
          <table:table-cell table:style-name="ce3" office:value-type="string">
            <text:p>+4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" office:value-type="string">
            <text:p>Ocachi G.</text:p>
          </table:table-cell>
          <table:table-cell table:style-name="ce1"/>
          <table:table-cell table:style-name="ce1" office:value-type="string">
            <text:p>Voll. Ear</text:p>
          </table:table-cell>
          <table:table-cell/>
          <table:table-cell office:value-type="float" office:value="9">
            <text:p>9</text:p>
          </table:table-cell>
          <table:table-cell office:value-type="float" office:value="217">
            <text:p>217</text:p>
          </table:table-cell>
          <table:table-cell table:formula="of:=[.G6]-50" office:value-type="float" office:value="167">
            <text:p>16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Head</text:p>
          </table:table-cell>
          <table:table-cell table:style-name="ce2" office:value-type="string">
            <text:p>Neck</text:p>
          </table:table-cell>
          <table:table-cell table:style-name="ce2" office:value-type="string">
            <text:p>Ear1</text:p>
          </table:table-cell>
          <table:table-cell table:style-name="ce2" office:value-type="string">
            <text:p>Ear2</text:p>
          </table:table-cell>
          <table:table-cell/>
          <table:table-cell office:value-type="float" office:value="12">
            <text:p>12</text:p>
          </table:table-cell>
          <table:table-cell office:value-type="float" office:value="222">
            <text:p>222</text:p>
          </table:table-cell>
          <table:table-cell table:formula="of:=[.G7]-50" office:value-type="float" office:value="172">
            <text:p>172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4" office:value-type="string">
            <text:p>+5</text:p>
          </table:table-cell>
          <table:table-cell table:style-name="ce3"/>
          <table:table-cell table:style-name="ce4" office:value-type="string">
            <text:p>+2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G8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>
            <text:p>K'ayres R.</text:p>
          </table:table-cell>
          <table:table-cell table:style-name="ce1" office:value-type="string">
            <text:p>Rajas R.</text:p>
          </table:table-cell>
          <table:table-cell/>
          <table:table-cell office:value-type="float" office:value="14">
            <text:p>14</text:p>
          </table:table-cell>
          <table:table-cell office:value-type="float" office:value="225">
            <text:p>225</text:p>
          </table:table-cell>
          <table:table-cell table:formula="of:=[.G9]-50" office:value-type="float" office:value="175">
            <text:p>17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Hands</text:p>
          </table:table-cell>
          <table:table-cell table:style-name="ce2" office:value-type="string">
            <text:p>Ring1</text:p>
          </table:table-cell>
          <table:table-cell table:style-name="ce2" office:value-type="string">
            <text:p>Ring2</text:p>
          </table:table-cell>
          <table:table-cell/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table:formula="of:=[.G10]-50" office:value-type="float" office:value="180">
            <text:p>180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2" table:style-name="ce3" office:value-type="string">
            <text:p>+5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[.G11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utian C.</text:p>
          </table:table-cell>
          <table:table-cell table:style-name="ce1" office:value-type="string">
            <text:p>Goading</text:p>
          </table:table-cell>
          <table:table-cell table:style-name="ce1" office:value-type="string">
            <text:p>Iuitl L.</text:p>
          </table:table-cell>
          <table:table-cell table:style-name="ce1" office:value-type="string">
            <text:p>Qaaxo L.</text:p>
          </table:table-cell>
          <table:table-cell/>
          <table:table-cell office:value-type="float" office:value="19">
            <text:p>19</text:p>
          </table:table-cell>
          <table:table-cell office:value-type="float" office:value="233">
            <text:p>233</text:p>
          </table:table-cell>
          <table:table-cell table:formula="of:=[.G12]-50" office:value-type="float" office:value="183">
            <text:p>18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ck</text:p>
          </table:table-cell>
          <table:table-cell table:style-name="ce2" office:value-type="string">
            <text:p>Waist</text:p>
          </table:table-cell>
          <table:table-cell table:style-name="ce2" office:value-type="string">
            <text:p>Legs</text:p>
          </table:table-cell>
          <table:table-cell table:style-name="ce2" office:value-type="string">
            <text:p>Feet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[.G13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+2</text:p>
          </table:table-cell>
          <table:table-cell table:number-columns-repeated="2" table:style-name="ce3" office:value-type="string">
            <text:p>+5</text:p>
          </table:table-cell>
          <table:table-cell table:style-name="ce3" office:value-type="string">
            <text:p>+3</text:p>
          </table:table-cell>
          <table:table-cell/>
          <table:table-cell office:value-type="float" office:value="22">
            <text:p>22</text:p>
          </table:table-cell>
          <table:table-cell office:value-type="float" office:value="237">
            <text:p>237</text:p>
          </table:table-cell>
          <table:table-cell table:formula="of:=[.G14]-50" office:value-type="float" office:value="187">
            <text:p>18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office:value-type="float" office:value="23">
            <text:p>23</text:p>
          </table:table-cell>
          <table:table-cell/>
          <table:table-cell table:formula="of:=[.G15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5" office:value-type="string" table:number-columns-spanned="5" table:number-rows-spanned="1">
            <text:p>Gun</text:p>
          </table:table-cell>
          <table:covered-table-cell table:number-columns-repeated="4" table:style-name="ce5"/>
          <table:table-cell office:value-type="float" office:value="24">
            <text:p>24</text:p>
          </table:table-cell>
          <table:table-cell office:value-type="float" office:value="240">
            <text:p>240</text:p>
          </table:table-cell>
          <table:table-cell table:formula="of:=[.G16]-50" office:value-type="float" office:value="190">
            <text:p>190</text:p>
          </table:table-cell>
          <table:table-cell table:number-columns-repeated="2"/>
        </table:table-row>
        <table:table-row table:style-name="ro1">
          <table:table-cell table:style-name="ce5" office:value-type="string">
            <text:p>sTP(gear)</text:p>
          </table:table-cell>
          <table:table-cell table:style-name="ce5" office:value-type="string">
            <text:p>TP Proc</text:p>
          </table:table-cell>
          <table:table-cell table:style-name="ce5" office:value-type="string">
            <text:p>TP</text:p>
          </table:table-cell>
          <table:table-cell table:style-name="ce5" office:value-type="string">
            <text:p>WS Proc</text:p>
          </table:table-cell>
          <table:table-cell table:style-name="ce5" office:value-type="string">
            <text:p>WS</text:p>
          </table:table-cell>
          <table:table-cell office:value-type="float" office:value="26">
            <text:p>26</text:p>
          </table:table-cell>
          <table:table-cell/>
          <table:table-cell table:formula="of:=[.G17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7">
            <text:p>27</text:p>
          </table:table-cell>
          <table:table-cell office:value-type="float" office:value="245">
            <text:p>245</text:p>
          </table:table-cell>
          <table:table-cell table:formula="of:=[.G18]-50" office:value-type="float" office:value="195">
            <text:p>19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2">
            <text:p>232</text:p>
          </table:table-cell>
          <table:table-cell table:formula="of:=[.B19]-50" office:value-type="float" office:value="182">
            <text:p>182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G19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7">
            <text:p>237</text:p>
          </table:table-cell>
          <table:table-cell table:formula="of:=[.B20]-50" office:value-type="float" office:value="187">
            <text:p>187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48">
            <text:p>248</text:p>
          </table:table-cell>
          <table:table-cell table:formula="of:=[.G20]-50" office:value-type="float" office:value="198">
            <text:p>19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[.B21]-50" office:value-type="float" office:value="-50">
            <text:p>-50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G21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0">
            <text:p>240</text:p>
          </table:table-cell>
          <table:table-cell table:formula="of:=[.B22]-50" office:value-type="float" office:value="190">
            <text:p>190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253">
            <text:p>253</text:p>
          </table:table-cell>
          <table:table-cell table:formula="of:=[.G22]-50" office:value-type="float" office:value="203">
            <text:p>203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5">
            <text:p>245</text:p>
          </table:table-cell>
          <table:table-cell table:formula="of:=[.B23]-50" office:value-type="float" office:value="195">
            <text:p>195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[.G23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[.B24]-50" office:value-type="float" office:value="-50">
            <text:p>-50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[.G24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8">
            <text:p>248</text:p>
          </table:table-cell>
          <table:table-cell table:formula="of:=[.B25]-50" office:value-type="float" office:value="198">
            <text:p>198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[.G25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  <table:table-cell table:formula="of:=[.B26]-50" office:value-type="float" office:value="-50">
            <text:p>-50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[.G26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53">
            <text:p>253</text:p>
          </table:table-cell>
          <table:table-cell table:formula="of:=[.B27]-50" office:value-type="float" office:value="203">
            <text:p>203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[.G27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[.B28]-50" office:value-type="float" office:value="-50">
            <text:p>-50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[.G28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7">
            <text:p>257</text:p>
          </table:table-cell>
          <table:table-cell table:formula="of:=[.B29]-50" office:value-type="float" office:value="207">
            <text:p>207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B30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2">
            <text:p>262</text:p>
          </table:table-cell>
          <table:table-cell table:formula="of:=[.B31]-50" office:value-type="float" office:value="212">
            <text:p>21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/>
          <table:table-cell table:formula="of:=[.B32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65">
            <text:p>265</text:p>
          </table:table-cell>
          <table:table-cell table:formula="of:=[.B33]-50" office:value-type="float" office:value="215">
            <text:p>215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/>
          <table:table-cell table:formula="of:=[.B34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70">
            <text:p>270</text:p>
          </table:table-cell>
          <table:table-cell table:formula="of:=[.B35]-50" office:value-type="float" office:value="220">
            <text:p>22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/>
          <table:table-cell table:formula="of:=[.B36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/>
          <table:table-cell table:formula="of:=[.B37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/>
          <table:table-cell table:formula="of:=[.B38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/>
          <table:table-cell table:formula="of:=[.B39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/>
          <table:table-cell table:formula="of:=[.B40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/>
          <table:table-cell table:formula="of:=[.B41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3/14/2015</text:date>, <text:time>12:1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8M33S</meta:editing-duration>
    <meta:editing-cycles>12</meta:editing-cycles>
    <meta:generator>OpenOffice/4.1.0$Win32 OpenOffice.org_project/410m18$Build-9764</meta:generator>
    <dc:date>2015-03-14T12:12:57.14</dc:date>
    <dc:creator>Stephen  Nichols</dc:creator>
    <meta:document-statistic meta:table-count="3" meta:cell-count="186" meta:object-count="0"/>
    <meta:user-defined meta:name="Info 1"/>
    <meta:user-defined meta:name="Info 2"/>
    <meta:user-defined meta:name="Info 3"/>
    <meta:user-defined meta:name="Info 4"/>
  </office:meta>
</office:document-meta>
</file>